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6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Horizontal_20_Line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re}</text:h>
      <text:p text:style-name="Standard"/>
      <text:p text:style-name="P1">{message}</text:p>
      <text:p text:style-name="P2"/>
      <text:p text:style-name="P3"/>
      <text:p text:style-name="P4">[!-- BEGIN articles --]</text:p>
      <text:p text:style-name="P5">{titreArticle}</text:p>
      <text:p text:style-name="P4"/>
      <text:p text:style-name="P4">{texteArticle}</text:p>
      <text:p text:style-name="P9">{image}</text:p>
      <text:p text:style-name="P7"/>
      <text:p text:style-name="P6">[!-- END articles --]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Cyril PIERRE de GEYERR</meta:initial-creator>
    <meta:creation-date>2008-09-02T10:04:05</meta:creation-date>
    <dc:date>2009-05-13T14:58:43.71</dc:date>
    <meta:editing-cycles>26</meta:editing-cycles>
    <meta:editing-duration>PT01H38M18S</meta:editing-duration>
    <meta:document-statistic meta:table-count="0" meta:image-count="0" meta:object-count="0" meta:page-count="1" meta:paragraph-count="7" meta:word-count="15" meta:character-count="109"/>
    <meta:user-defined meta:name="Info 1"/>
    <meta:user-defined meta:name="Info 2"/>
    <meta:user-defined meta:name="Info 3"/>
    <meta:user-defined meta:name="Info 4"/>
  </office:meta>
</office:document-meta>
</file>